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02cm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02cm solid #000000" fo:border-right="none" fo:border-top="0.002cm solid #000000" fo:border-bottom="0.002cm solid #000000" style:writing-mode="page"/>
    </style:style>
    <style:style style:name="Tableau4.B1" style:family="table-cell">
      <style:table-cell-properties fo:padding="0.049cm" fo:border="0.002cm solid #000000" style:writing-mode="page"/>
    </style:style>
    <style:style style:name="Tableau4.A2" style:family="table-cell">
      <style:table-cell-properties fo:padding="0.049cm" fo:border-left="0.002cm solid #000000" fo:border-right="none" fo:border-top="none" fo:border-bottom="0.002cm solid #000000" style:writing-mode="page"/>
    </style:style>
    <style:style style:name="Tableau4.B2" style:family="table-cell">
      <style:table-cell-properties fo:padding="0.049cm" fo:border-left="0.002cm solid #000000" fo:border-right="0.002cm solid #000000" fo:border-top="none" fo:border-bottom="0.002cm solid #000000" style:writing-mode="page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6.2" style:family="table-row"/>
    <style:style style:name="Tableau6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6.7" style:family="table-row">
      <style:table-row-properties style:keep-together="true"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2190*"/>
    </style:style>
    <style:style style:name="Tableau7.B" style:family="table-column">
      <style:table-column-properties style:column-width="13.15cm" style:rel-column-width="7455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0.425cm" style:rel-column-width="5910*"/>
    </style:style>
    <style:style style:name="Tableau8.B" style:family="table-column">
      <style:table-column-properties style:column-width="6.588cm" style:rel-column-width="373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 loext:opacity="100%"/>
    </style:style>
    <style:style style:name="T3" style:family="text"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 loext:opacity="100%"/>
    </style:style>
    <style:style style:name="T4" style:family="text"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 loext:opacity="100%"/>
    </style:style>
    <style:style style:name="T5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opacity="100%"/>
    </style:style>
    <style:style style:name="T6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opacity="100%"/>
    </style:style>
    <style:style style:name="T7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opacity="100%"/>
    </style:style>
    <style:style style:name="T8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opacity="100%"/>
    </style:style>
    <style:style style:name="T9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10" style:family="text">
      <style:text-properties loext:opacity="100%"/>
    </style:style>
    <style:style style:name="T11" style:family="text">
      <style:text-properties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Projet UL2IN002 – 202<text:span text:style-name="T9">6fev Thème : “la Mer”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<text:span text:style-name="T1">Nom :</text:span> </text:p>
          </table:table-cell>
          <table:table-cell table:style-name="Tableau4.B1" office:value-type="string">
            <text:p text:style-name="P4"><text:span text:style-name="T1">Nom :</text:span> </text:p>
          </table:table-cell>
        </table:table-row>
        <table:table-row>
          <table:table-cell table:style-name="Tableau4.A2" office:value-type="string">
            <text:p text:style-name="P4"><text:span text:style-name="T1">Prénom :</text:span> </text:p>
          </table:table-cell>
          <table:table-cell table:style-name="Tableau4.B2" office:value-type="string">
            <text:p text:style-name="P4"><text:span text:style-name="T1">Prénom :</text:span> </text:p>
          </table:table-cell>
        </table:table-row>
        <table:table-row>
          <table:table-cell table:style-name="Tableau4.A2" office:value-type="string">
            <text:p text:style-name="P4"><text:span text:style-name="T1">N° étudiant :</text:span> </text:p>
          </table:table-cell>
          <table:table-cell table:style-name="Tableau4.B2" office:value-type="string">
            <text:p text:style-name="P4"><text:span text:style-name="T1">N° étudiant :</text:span> 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/>
          </table:table-cell>
          <table:table-cell table:style-name="Tableau7.B1" office:value-type="string">
            <text:p text:style-name="P10">Thème de la simulation</text:p>
          </table:table-cell>
        </table:table-row>
        <table:table-row>
          <table:table-cell table:style-name="Tableau7.A2" office:value-type="string">
            <text:p text:style-name="P1">Thème et objectif(s) de votre simultation :</text:p>
            <text:p text:style-name="P1">(5 lignes maximum)</text:p>
          </table:table-cell>
          <table:table-cell table:style-name="Tableau7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7.A2" office:value-type="string">
            <text:p text:style-name="P9">Les agents :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9">Les ressources :</text:p>
          </table:table-cell>
          <table:table-cell table:style-name="Tableau7.B2" office:value-type="string">
            <text:p text:style-name="Table_20_Contents"/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Quel est le nombre de classes/interfaces de votre projet ?</text:p>
            <text:p text:style-name="Table_20_Contents">(ne pas compter Ressource, Terrain et TestTerrain)</text:p>
          </table:table-cell>
          <table:table-cell table:style-name="Tableau8.B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vez-vous une hiérarchie d'héritage à 3 niveaux ?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vez-vous généré la javadoc ?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">Checklist des points vus en cours à mettre en application :</text:p>
          </table:table-cell>
          <table:table-cell table:style-name="Tableau6.B1" office:value-type="string">
            <text:p text:style-name="P8">Nom de classe correspondant (une seule classe demandée, mais vous pouvez en mettre plu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5">Classe contenant une </text:span><text:span text:style-name="T5">ArrayList</text:span></text:p>
            <text:p text:style-name="P3"><text:span text:style-name="T5"/>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2"><text:span text:style-name="T10">Classe </text:span><text:span text:style-name="T10">abstraite et méthode abstraite</text:span></text:p>
            <text:p text:style-name="P2"><text:span text:style-name="T10"/>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2"><text:span text:style-name="T10">Interface </text:span></text:p>
            <text:p text:style-name="P2"><text:span text:style-name="T10"/>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2">Classe avec un constructeur par copie ou méthoe clone()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2">Classe contenant que des attributs et méthodes statiques</text:p>
          </table:table-cell>
          <table:table-cell table:style-name="Tableau6.B2" office:value-type="string">
            <text:p text:style-name="P4"/>
          </table:table-cell>
        </table:table-row>
        <table:table-row table:style-name="Tableau6.7">
          <table:table-cell table:style-name="Tableau6.A2" office:value-type="string">
            <text:p text:style-name="P3"><text:span text:style-name="T5">Classe héritant de </text:span><text:span text:style-name="T5">Exception</text:span></text:p>
            <text:p text:style-name="P3"><text:span text:style-name="T5"/>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3"><text:span text:style-name="T5">Gestion des exceptions</text:span><text:span text:style-name="T5"> </text:span></text:p>
            <text:p text:style-name="P3"><text:span text:style-name="T5"/></text:p>
          </table:table-cell>
          <table:table-cell table:style-name="Tableau6.B2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3">Singleton ou une de ses variantes</text:p>
            <text:p text:style-name="P3"/>
          </table:table-cell>
          <table:table-cell table:style-name="Tableau6.B2" office:value-type="string">
            <text:p text:style-name="P4"/>
          </table:table-cell>
        </table:table-row>
      </table:table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2">Schéma UML des classes </text:span><text:span text:style-name="T2">vision fournisseur </text:span><text:span text:style-name="T2">(dessin “à la main” scanné ou photo acceptés)</text:span></text:p>
          </table:table-cell>
        </table:table-row>
      </table:table>
      <text:p text:style-name="Standard"/>
      <text:p text:style-name="Standard">Insérer le schéma ici...</text:p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<text:span text:style-name="T2">Copier-coller de 2 ou 3 logs (affichages de simulations)</text:span></text:p>
          </table:table-cell>
        </table:table-row>
      </table:table>
      <text:p text:style-name="Standard"/>
      <text:p text:style-name="Standard">Copier-coller les logs...</text:p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6$Win32 OpenOffice.org_project/4116m3$Build-9816</meta:generator>
    <dc:date>2026-04-06T18:29:33.04</dc:date>
    <meta:editing-duration>PT5H39M18S</meta:editing-duration>
    <meta:editing-cycles>81</meta:editing-cycles>
    <dc:creator>S T</dc:creator>
    <meta:document-statistic meta:table-count="8" meta:image-count="0" meta:object-count="0" meta:page-count="2" meta:paragraph-count="33" meta:word-count="185" meta:character-count="1110"/>
  </office:meta>
</office:document-meta>
</file>